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556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111cm"/>
    </style:style>
    <style:style style:name="gr4" style:family="graphic" style:parent-style-name="standard">
      <style:graphic-properties draw:textarea-horizontal-align="justify" draw:textarea-vertical-align="middle" draw:auto-grow-height="false" fo:min-height="1.782cm" fo:min-width="4.072cm"/>
    </style:style>
    <style:style style:name="gr5"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6" style:family="graphic" style:parent-style-name="standard">
      <style:graphic-properties draw:textarea-horizontal-align="justify" draw:textarea-vertical-align="middle" draw:auto-grow-height="false" fo:min-height="1.782cm" fo:min-width="3.818cm"/>
    </style:style>
    <style:style style:name="gr7" style:family="graphic" style:parent-style-name="standard">
      <style:graphic-properties draw:textarea-horizontal-align="justify" draw:textarea-vertical-align="middle" draw:auto-grow-height="false" fo:min-height="1.782cm" fo:min-width="5.088cm"/>
    </style:style>
    <style:style style:name="gr8" style:family="graphic" style:parent-style-name="standard">
      <style:graphic-properties draw:textarea-horizontal-align="justify" draw:textarea-vertical-align="middle" draw:auto-grow-height="false" fo:min-height="1.782cm" fo:min-width="3.31cm"/>
    </style:style>
    <style:style style:name="gr9" style:family="graphic" style:parent-style-name="standard">
      <style:graphic-properties draw:textarea-horizontal-align="justify" draw:textarea-vertical-align="middle" draw:auto-grow-height="false" fo:min-height="0.828cm" fo:min-width="1.118cm"/>
    </style:style>
    <style:style style:name="gr10" style:family="graphic" style:parent-style-name="standard">
      <style:graphic-properties draw:stroke="none" svg:stroke-color="#000000" draw:fill="none" draw:fill-color="#ffffff" draw:auto-grow-height="true" draw:auto-grow-width="false" fo:max-height="0cm" fo:min-height="4.996cm"/>
    </style:style>
    <style:style style:name="gr11" style:family="graphic" style:parent-style-name="standard">
      <style:graphic-properties draw:stroke="none" svg:stroke-color="#000000" draw:fill="none" draw:fill-color="#ffffff" draw:auto-grow-height="true" draw:auto-grow-width="false" fo:max-height="0cm" fo:min-height="0.766cm"/>
    </style:style>
    <style:style style:name="gr12" style:family="graphic" style:parent-style-name="standard">
      <style:graphic-properties draw:stroke="none" svg:stroke-color="#000000" draw:fill="none" draw:fill-color="#ffffff" draw:auto-grow-height="true" draw:auto-grow-width="false" fo:max-height="0cm" fo:min-height="5.551cm"/>
    </style:style>
    <style:style style:name="gr13" style:family="graphic" style:parent-style-name="standard">
      <style:graphic-properties draw:stroke="none" svg:stroke-color="#000000" draw:fill="none" draw:fill-color="#ffffff" draw:auto-grow-height="true" draw:auto-grow-width="false" fo:max-height="0cm" fo:min-height="2.776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outline1">
      <style:graphic-properties draw:stroke="none" draw:fill="none" fo:min-height="0.557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1.522cm"/>
    </style:style>
    <style:style style:name="P1" style:family="paragraph">
      <style:text-properties fo:font-size="40pt" style:font-size-asian="40pt" style:font-size-complex="40pt"/>
    </style:style>
    <style:style style:name="P2" style:family="paragraph">
      <style:paragraph-properties fo:margin-left="0cm" fo:margin-right="0cm" fo:margin-top="0.508cm" fo:margin-bottom="0.711cm" fo:text-align="justify" fo:text-indent="0cm"/>
      <style:text-properties fo:font-weight="bold" style:font-weight-asian="bold" style:font-weight-complex="bold"/>
    </style:style>
    <style:style style:name="P3" style:family="paragraph">
      <loext:graphic-properties draw:fill="none" draw:fill-color="#ffffff"/>
      <style:text-properties fo:font-size="14pt" fo:font-weight="bold" style:font-size-asian="14pt" style:font-weight-asian="bold" style:font-size-complex="14pt" style:font-weight-complex="bold"/>
    </style:style>
    <style:style style:name="P4" style:family="paragraph">
      <loext:graphic-properties draw:fill="none"/>
      <style:text-properties fo:font-size="14pt" style:font-size-asian="14pt" style:font-size-complex="14pt"/>
    </style:style>
    <style:style style:name="P5" style:family="paragraph">
      <loext:graphic-properties draw:fill-color="#ffffff"/>
      <style:text-properties fo:font-size="20pt"/>
    </style:style>
    <style:style style:name="P6" style:family="paragraph">
      <style:text-properties fo:font-size="14pt" fo:font-weight="bold" style:font-size-asian="14pt" style:font-weight-asian="bold" style:font-size-complex="14pt" style:font-weight-complex="bold"/>
    </style:style>
    <style:style style:name="P7" style:family="paragraph">
      <style:text-properties fo:font-size="14pt" style:font-size-asian="14pt" style:font-size-complex="14pt"/>
    </style:style>
    <style:style style:name="P8" style:family="paragraph">
      <loext:graphic-properties draw:fill="none" draw:fill-color="#ffffff"/>
      <style:text-properties fo:font-size="14pt" style:font-size-asian="14pt" style:font-size-complex="14pt"/>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loext:graphic-properties draw:fill-color="#ffffff"/>
    </style:style>
    <style:style style:name="T1" style:family="text">
      <style:text-properties fo:font-size="40pt" style:font-size-asian="40pt" style:font-size-complex="40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506cm" svg:x="1.4cm" svg:y="2.54cm" presentation:class="title" presentation:user-transformed="true">
          <draw:text-box>
            <text:p><text:span text:style-name="T1">Machine Learning Nanodegree </text:span><text:span text:style-name="T1"><text:line-break/></text:span><text:span text:style-name="T1">Proposal </text:span></text:p>
          </draw:text-box>
        </draw:frame>
        <draw:frame presentation:style-name="pr2" draw:text-style-name="P2" draw:layer="layout" svg:width="14.153cm" svg:height="1.182cm" svg:x="6.675cm" svg:y="10.922cm" presentation:class="outline" presentation:user-transformed="true">
          <draw:text-box>
            <text:list text:style-name="L2">
              <text:list-header>
                <text:p>License Plate Recognition <text:s/></text:p>
              </text:list-header>
            </text:list>
          </draw:text-box>
        </draw:frame>
        <draw:frame draw:style-name="gr1" draw:text-style-name="P3" draw:layer="layout" svg:width="7.112cm" svg:height="0.806cm" svg:x="1.778cm" svg:y="14.224cm">
          <draw:text-box>
            <text:p><text:span text:style-name="T2">Domain Background:</text:span></text:p>
          </draw:text-box>
        </draw:frame>
        <draw:frame presentation:style-name="pr3" draw:text-style-name="P4" draw:layer="layout" svg:width="23.368cm" svg:height="2.077cm" svg:x="1.016cm" svg:y="15.494cm">
          <draw:text-box>
            <text:list text:style-name="L2">
              <text:list-item>
                <text:p><text:span text:style-name="T3">Background information : computer vision,machine learning ,python </text:span></text:p>
              </text:list-item>
              <text:list-item>
                <text:p><text:span text:style-name="T3">Historically : firstly the OCR algorithm used for detection the numbers on the letter for know what area this letter belong.</text:span></text:p>
              </text:list-item>
            </text:list>
          </draw:text-box>
        </draw:frame>
        <presentation:notes draw:style-name="dp2">
          <draw:page-thumbnail draw:style-name="gr2" draw:layer="layout" svg:width="13.968cm" svg:height="10.476cm" svg:x="3.81cm" svg:y="2.123cm" draw:page-number="1" presentation:class="page"/>
          <draw:frame presentation:style-name="pr4"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5" draw:text-style-name="P6" draw:layer="layout" svg:width="5.966cm" svg:height="1.522cm" svg:x="1.524cm" svg:y="1.018cm" presentation:class="title" presentation:user-transformed="true">
          <draw:text-box>
            <text:p><text:span text:style-name="T2">Problem Statement: <text:s/></text:span></text:p>
          </draw:text-box>
        </draw:frame>
        <draw:frame presentation:style-name="pr2" draw:text-style-name="P7" draw:layer="layout" svg:width="22.789cm" svg:height="3.81cm" svg:x="1.341cm" svg:y="2.794cm" presentation:class="outline" presentation:user-transformed="true">
          <draw:text-box>
            <text:list text:style-name="L2">
              <text:list-item>
                <text:p><text:span text:style-name="T3">With building the basic for algorithm to detect Characters and numbers , The algorithm can </text:span><text:span text:style-name="T3">build up application like car license detection : used with radar if car speed break the limit </text:span><text:span text:style-name="T3">speed <text:s/>, home plate number : for delivery project using drone the drone will use GPS to reach </text:span><text:span text:style-name="T3">the desire destination to increase the efficient of algorithm with flying indoor for building with </text:span><text:span text:style-name="T3">multiple flats use plate number recognition to find the flat <text:s/>, apply summation on some numbers </text:span><text:span text:style-name="T3">written on paper by taking an image : or for use to convert from hard copy to soft copy.</text:span></text:p>
              </text:list-item>
            </text:list>
          </draw:text-box>
        </draw:frame>
        <draw:frame draw:style-name="gr1" draw:text-style-name="P3" draw:layer="layout" svg:width="5.334cm" svg:height="0.806cm" svg:x="1.778cm" svg:y="12.7cm">
          <draw:text-box>
            <text:p><text:span text:style-name="T2">Solution Statement:</text:span></text:p>
          </draw:text-box>
        </draw:frame>
        <draw:frame draw:style-name="gr3" draw:text-style-name="P8" draw:layer="layout" svg:width="22.098cm" svg:height="1.361cm" svg:x="2.286cm" svg:y="13.462cm">
          <draw:text-box>
            <text:p><text:span text:style-name="T3">Start with input image the detect each group text then for each group and split to each individual character then classify each character,for car license find each car plate.</text:span></text:p>
          </draw:text-box>
        </draw:frame>
        <draw:custom-shape draw:style-name="gr4" draw:text-style-name="P9" draw:layer="layout" svg:width="4.572cm" svg:height="2.032cm" svg:x="2.286cm" svg:y="15.748cm">
          <text:p text:style-name="P9">input_image</text:p>
          <draw:enhanced-geometry svg:viewBox="0 0 21600 21600" draw:type="rectangle" draw:enhanced-path="M 0 0 L 21600 0 21600 21600 0 21600 0 0 Z N"/>
        </draw:custom-shape>
        <draw:line draw:style-name="gr5" draw:text-style-name="P10" draw:layer="layout" svg:x1="6.858cm" svg:y1="16.764cm" svg:x2="8.89cm" svg:y2="16.764cm">
          <text:p/>
        </draw:line>
        <draw:line draw:style-name="gr5" draw:text-style-name="P10" draw:layer="layout" svg:x1="13.208cm" svg:y1="16.764cm" svg:x2="15.24cm" svg:y2="16.764cm">
          <text:p/>
        </draw:line>
        <draw:line draw:style-name="gr5" draw:text-style-name="P10" draw:layer="layout" svg:x1="20.574cm" svg:y1="16.764cm" svg:x2="22.606cm" svg:y2="16.764cm">
          <text:p/>
        </draw:line>
        <draw:custom-shape draw:style-name="gr6" draw:text-style-name="P9" draw:layer="layout" svg:width="4.318cm" svg:height="2.032cm" svg:x="8.89cm" svg:y="15.748cm">
          <text:p text:style-name="P9">Text_detection</text:p>
          <draw:enhanced-geometry svg:viewBox="0 0 21600 21600" draw:type="rectangle" draw:enhanced-path="M 0 0 L 21600 0 21600 21600 0 21600 0 0 Z N"/>
        </draw:custom-shape>
        <draw:custom-shape draw:style-name="gr7" draw:text-style-name="P9" draw:layer="layout" svg:width="5.588cm" svg:height="2.032cm" svg:x="14.986cm" svg:y="15.748cm">
          <text:p text:style-name="P9">Character_splitting</text:p>
          <draw:enhanced-geometry svg:viewBox="0 0 21600 21600" draw:type="rectangle" draw:enhanced-path="M 0 0 L 21600 0 21600 21600 0 21600 0 0 Z N"/>
        </draw:custom-shape>
        <draw:custom-shape draw:style-name="gr8" draw:text-style-name="P9" draw:layer="layout" svg:width="3.81cm" svg:height="2.032cm" svg:x="22.606cm" svg:y="15.748cm">
          <text:p text:style-name="P9">Character</text:p>
          <text:p text:style-name="P9">Classification</text:p>
          <draw:enhanced-geometry svg:viewBox="0 0 21600 21600" draw:type="rectangle" draw:enhanced-path="M 0 0 L 21600 0 21600 21600 0 21600 0 0 Z N"/>
        </draw:custom-shape>
        <draw:line draw:style-name="gr5" draw:text-style-name="P10" draw:layer="layout" svg:x1="24.891cm" svg:y1="17.78cm" svg:x2="23.022cm" svg:y2="19.096cm">
          <text:p/>
        </draw:line>
        <draw:custom-shape draw:style-name="gr9" draw:text-style-name="P9" draw:layer="layout" svg:width="2.286cm" svg:height="1.524cm" svg:x="20.574cm" svg:y="18.542cm">
          <text:p text:style-name="P9">output</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5.842cm" svg:height="0.806cm" svg:x="1.778cm" svg:y="6.858cm">
          <draw:text-box>
            <text:p><text:span text:style-name="T2">Datasets and Inputs:</text:span></text:p>
          </draw:text-box>
        </draw:frame>
        <draw:frame draw:style-name="gr10" draw:text-style-name="P8" draw:layer="layout" svg:width="21.59cm" svg:height="5.246cm" svg:x="2.286cm" svg:y="7.874cm">
          <draw:text-box>
            <text:p><text:span text:style-name="T3">Datasets: two kind of dataset </text:span></text:p>
            <text:p><text:span text:style-name="T3"><text:tab/></text:span><text:span text:style-name="T3">* First : different image of character and their label (not MNIST) for training classifier for character.</text:span></text:p>
            <text:p><text:span text:style-name="T3"><text:tab/></text:span><text:span text:style-name="T3">* Second : for this project will detect car license so other kind of dataset will be different image of car license plate labeled as y = 1 and other image of things not car plate label as y = 0</text:span></text:p>
            <text:p><text:span text:style-name="T3"/></text:p>
            <text:p><text:span text:style-name="T3">Input : will be an image containing a car license to be able to detect then extract the character in the license <text:s text:c="2"/></text:span></text:p>
            <text:p><text:span text:style-name="T3"><text:tab/></text:span></text:p>
          </draw:text-box>
        </draw:frame>
        <presentation:notes draw:style-name="dp2">
          <draw:page-thumbnail draw:style-name="gr2" draw:layer="layout" svg:width="13.968cm" svg:height="10.476cm" svg:x="3.81cm" svg:y="2.123cm" draw:page-number="2" presentation:class="page"/>
          <draw:frame presentation:style-name="pr4" draw:text-style-name="P11" draw:layer="layout" svg:width="17.271cm" svg:height="12.572cm" svg:x="2.159cm" svg:y="13.271cm" presentation:class="notes" presentation:placeholder="true">
            <draw:text-box/>
          </draw:frame>
        </presentation:notes>
      </draw:page>
      <draw:page draw:name="page3" draw:style-name="dp1" draw:master-page-name="Default">
        <draw:frame draw:style-name="gr11" draw:text-style-name="P3" draw:layer="layout" svg:width="5.08cm" svg:height="1.016cm" svg:x="1.27cm" svg:y="2.286cm">
          <draw:text-box>
            <text:p><text:span text:style-name="T2">Benchmark Model:</text:span></text:p>
          </draw:text-box>
        </draw:frame>
        <draw:frame draw:style-name="gr1" draw:text-style-name="P3" draw:layer="layout" svg:width="5.588cm" svg:height="0.806cm" svg:x="1.524cm" svg:y="8.382cm">
          <draw:text-box>
            <text:p><text:span text:style-name="T2">Evaluation Metrics :</text:span></text:p>
          </draw:text-box>
        </draw:frame>
        <draw:frame draw:style-name="gr3" draw:text-style-name="P8" draw:layer="layout" svg:width="22.352cm" svg:height="1.361cm" svg:x="1.524cm" svg:y="9.561cm">
          <draw:text-box>
            <text:p><text:span text:style-name="T3">There are 2 Evaluation Metrics will be accuracy for the number of plates detect on the image and the second is the detect text accuracy of corrected character. </text:span></text:p>
          </draw:text-box>
        </draw:frame>
        <draw:frame draw:style-name="gr1" draw:text-style-name="P3" draw:layer="layout" svg:width="4.318cm" svg:height="0.806cm" svg:x="1.778cm" svg:y="11.938cm">
          <draw:text-box>
            <text:p><text:span text:style-name="T2">Project Design : </text:span></text:p>
          </draw:text-box>
        </draw:frame>
        <draw:frame draw:style-name="gr12" draw:text-style-name="P8" draw:layer="layout" svg:width="21.336cm" svg:height="5.801cm" svg:x="2.286cm" svg:y="13.208cm">
          <draw:text-box>
            <text:p><text:span text:style-name="T3">Start with build model supervised learning using Neural network or CNN to detect license plate with image dataset contain license plate labeled as 1 and image doesn’t contain license label after learning the (fitting) the algorithm, the input image apply the algorithm with defined size of sliding window(filter) and stride to detect each license plate in the input image. <text:s/></text:span></text:p>
            <text:p><text:span text:style-name="T3"/></text:p>
            <text:p><text:span text:style-name="T3">Then extract license plate to new image (ROI) then apply the second model for detecting character and Numbers will be also supervised learning algorithm with Neural network or CNN</text:span></text:p>
            <text:p><text:span text:style-name="T3"/></text:p>
            <text:p><text:span text:style-name="T3">Then <text:s/>computer Metrics for numbers of plates are detected and the output string license Number. </text:span></text:p>
          </draw:text-box>
        </draw:frame>
        <draw:frame draw:style-name="gr13" draw:text-style-name="P8" draw:layer="layout" svg:width="21.336cm" svg:height="3.026cm" svg:x="1.524cm" svg:y="3.556cm">
          <draw:text-box>
            <text:p><text:span text:style-name="T3">I couldn’t find competition on kaggle about license recognition so my Benchmark for <text:s/>license plate detection be better than random guessing with AUC = 0.8 where be focus able to detect every license plate in the image. (Increase True positive)</text:span></text:p>
            <text:p><text:span text:style-name="T3"/></text:p>
            <text:p><text:span text:style-name="T3">For text classification my benchmark log_loss = 0.5 </text:span></text:p>
          </draw:text-box>
        </draw:frame>
        <presentation:notes draw:style-name="dp2">
          <draw:page-thumbnail draw:style-name="gr2" draw:layer="layout" svg:width="13.968cm" svg:height="10.476cm" svg:x="3.81cm" svg:y="2.123cm" draw:page-number="3" presentation:class="page"/>
          <draw:frame presentation:style-name="pr4"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3T09:25:41.488290511</meta:creation-date>
    <dc:date>2018-03-23T15:20:38.247526360</dc:date>
    <meta:editing-duration>PT3M20S</meta:editing-duration>
    <meta:editing-cycles>2</meta:editing-cycles>
    <meta:generator>LibreOffice/5.1.6.2$Linux_X86_64 LibreOffice_project/10m0$Build-2</meta:generator>
    <meta:document-statistic meta:object-count="52"/>
  </office:meta>
</office:document-meta>
</file>